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06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8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5" table:number-columns-repeated="2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>
            <office:annotation draw:style-name="gr1" draw:text-style-name="P2" svg:width="296.56pt" svg:height="106.47pt" svg:x="216pt" svg:y="0pt" draw:caption-point-x="-17.29pt" draw:caption-point-y="0.28pt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2" draw:text-style-name="P2" svg:width="118.66pt" svg:height="50.49pt" svg:x="366.04pt" svg:y="0pt" draw:caption-point-x="-17.29pt" draw:caption-point-y="0.28pt">
              <dc:date>2019-06-11T00:00:00</dc:date>
              <text:p text:style-name="P1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float" office:value="3.72678" calcext:value-type="float" table:number-columns-spanned="1" table:number-rows-spanned="3">
            <office:annotation draw:style-name="gr3" draw:text-style-name="P2" svg:width="199.08pt" svg:height="117.67pt" svg:x="216pt" svg:y="0pt" draw:caption-point-x="-17.29pt" draw:caption-point-y="25.88pt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3.72678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office:annotation draw:style-name="gr4" draw:text-style-name="P2" svg:width="137.54pt" svg:height="39.29pt" svg:x="366.04pt" svg:y="0pt" draw:caption-point-x="-17.29pt" draw:caption-point-y="25.88pt">
              <dc:date>2019-06-11T00:00:00</dc:date>
              <text:p text:style-name="P1"><text:span text:style-name="T1">Duration in seconds running with no thread support (main thread calculates everything)</text:span></text:p>
            </office:annotation>
            <text:p>0.000028693s</text:p>
          </table:table-cell>
          <table:table-cell table:style-name="ce12" office:value-type="float" office:value="0.001648917" calcext:value-type="float">
            <text:p>0.001648917</text:p>
          </table:table-cell>
          <table:table-cell table:style-name="ce12" office:value-type="float" office:value="0.00240402" calcext:value-type="float">
            <office:annotation draw:style-name="gr4" draw:text-style-name="P2" svg:width="147.34pt" svg:height="39.29pt" svg:x="515.45pt" svg:y="0pt" draw:caption-point-x="-17.29pt" draw:caption-point-y="25.88pt">
              <dc:date>2019-06-11T00:00:00</dc:date>
              <text:p text:style-name="P1"><text:span text:style-name="T1">Duration in seconds running with 1 thread</text:span></text:p>
            </office:annotation>
            <text:p>0.00240402</text:p>
          </table:table-cell>
          <table:table-cell table:style-name="ce12" office:value-type="float" office:value="0.003310011" calcext:value-type="float">
            <text:p>0.003310011</text:p>
          </table:table-cell>
          <table:table-cell table:style-name="ce12" office:value-type="float" office:value="0.004963024" calcext:value-type="float">
            <text:p>0.0049630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5" draw:text-style-name="P2" svg:width="192.47pt" svg:height="61.68pt" svg:x="366.04pt" svg:y="0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5" draw:text-style-name="P2" svg:width="192.47pt" svg:height="61.68pt" svg:x="366.04pt" svg:y="8.67pt" draw:caption-point-x="-17.29pt" draw:caption-point-y="42.8pt">
              <dc:date>2019-06-11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number-columns-repeated="4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float" office:value="2.992517" calcext:value-type="float" table:number-columns-spanned="1" table:number-rows-spanned="3">
            <text:p>2.992517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0.000030788s</text:p>
          </table:table-cell>
          <table:table-cell table:style-name="ce12" office:value-type="float" office:value="0.001678736" calcext:value-type="float">
            <text:p>0.001678736</text:p>
          </table:table-cell>
          <table:table-cell table:style-name="ce12" office:value-type="float" office:value="0.002454913" calcext:value-type="float">
            <text:p>0.002454913</text:p>
          </table:table-cell>
          <table:table-cell table:style-name="ce12" office:value-type="float" office:value="0.003281377" calcext:value-type="float">
            <text:p>0.003281377</text:p>
          </table:table-cell>
          <table:table-cell table:style-name="ce12" office:value-type="float" office:value="0.005336194" calcext:value-type="float">
            <text:p>0.0053361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office:value-type="float" office:value="2.773343" calcext:value-type="float" table:number-columns-spanned="1" table:number-rows-spanned="3">
            <text:p>2.773343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0.000188141s</text:p>
          </table:table-cell>
          <table:table-cell table:style-name="ce12" office:value-type="float" office:value="0.00183904" calcext:value-type="float">
            <text:p>0.00183904</text:p>
          </table:table-cell>
          <table:table-cell table:style-name="ce12" office:value-type="float" office:value="0.002409415" calcext:value-type="float">
            <text:p>0.002409415</text:p>
          </table:table-cell>
          <table:table-cell table:style-name="ce12" office:value-type="float" office:value="0.003325919" calcext:value-type="float">
            <text:p>0.003325919</text:p>
          </table:table-cell>
          <table:table-cell table:style-name="ce12" office:value-type="float" office:value="0.004992069" calcext:value-type="float">
            <text:p>0.0049920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office:value-type="float" office:value="2.771282" calcext:value-type="float" table:number-columns-spanned="1" table:number-rows-spanned="3">
            <text:p>2.771282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0.093621170s</text:p>
          </table:table-cell>
          <table:table-cell table:style-name="ce12" office:value-type="float" office:value="0.130314447" calcext:value-type="float">
            <text:p>0.130314447</text:p>
          </table:table-cell>
          <table:table-cell table:style-name="ce12" office:value-type="float" office:value="0.018176753" calcext:value-type="float">
            <text:p>0.018176753</text:p>
          </table:table-cell>
          <table:table-cell table:style-name="ce12" office:value-type="float" office:value="0.018851358" calcext:value-type="float">
            <text:p>0.018851358</text:p>
          </table:table-cell>
          <table:table-cell table:style-name="ce12" office:value-type="float" office:value="0.017905499" calcext:value-type="float">
            <text:p>0.0179054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office:value-type="float" office:value="2.771281" calcext:value-type="float" table:number-columns-spanned="1" table:number-rows-spanned="3">
            <text:p>2.77128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3.046481" calcext:value-type="float">
            <text:p>63.046481</text:p>
          </table:table-cell>
          <table:table-cell table:style-name="ce12" office:value-type="float" office:value="92.118597367" calcext:value-type="float">
            <text:p>92.118597367</text:p>
          </table:table-cell>
          <table:table-cell table:style-name="ce12" office:value-type="float" office:value="9.685561621" calcext:value-type="float">
            <text:p>9.685561621</text:p>
          </table:table-cell>
          <table:table-cell table:style-name="ce12" office:value-type="float" office:value="9.807551497" calcext:value-type="float">
            <text:p>9.807551497</text:p>
          </table:table-cell>
          <table:table-cell table:style-name="ce12" office:value-type="float" office:value="9.758421152" calcext:value-type="float">
            <text:p>9.7584211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144.77pt" svg:height="50.49pt" svg:x="112.79pt" svg:y="175.07pt" draw:caption-point-x="-17.29pt" draw:caption-point-y="42.8pt">
              <dc:date>2019-06-11T00:00:00</dc:date>
              <text:p text:style-name="P1"><text:span text:style-name="T1">Create a combinated graph with the results of this n</text:span></text:p>
            </office:annotation>
            <text:p>10,000,000,000</text:p>
          </table:table-cell>
          <table:table-cell office:value-type="float" office:value="2.771281" calcext:value-type="float" table:number-columns-spanned="1" table:number-rows-spanned="3">
            <text:p>2.77128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string" calcext:value-type="string">
            <text:p>624.394870539s</text:p>
          </table:table-cell>
          <table:table-cell table:style-name="ce12" office:value-type="float" office:value="708.3547444" calcext:value-type="float">
            <text:p>708.3547444</text:p>
          </table:table-cell>
          <table:table-cell table:style-name="ce12" office:value-type="float" office:value="96.49181399" calcext:value-type="float">
            <text:p>96.49181399</text:p>
          </table:table-cell>
          <table:table-cell table:style-name="ce12" office:value-type="float" office:value="96.565062673" calcext:value-type="float">
            <text:p>96.565062673</text:p>
          </table:table-cell>
          <table:table-cell table:style-name="ce12" office:value-type="float" office:value="96.600286281" calcext:value-type="float">
            <text:p>96.6002862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3:40:58.10496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5T17:00:08.719658281</dc:date>
    <meta:editing-duration>PT41M39S</meta:editing-duration>
    <meta:editing-cycles>10</meta:editing-cycles>
    <meta:generator>LibreOffice/6.2.7.1$Linux_X86_64 LibreOffice_project/20$Build-1</meta:generator>
    <meta:document-statistic meta:table-count="1" meta:cell-count="72" meta:object-count="0"/>
  </office:meta>
</office:document-meta>
</file>